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face style:name="Noto Serif CJK SC" svg:font-family="'Noto Serif CJK SC'" style:font-family-generic="system" style:font-pitch="variable"/>
    <style:font-face style:name="Noto Serif1" svg:font-family="'Noto Serif'" style:font-family-generic="roman" style:font-pitch="variable"/>
    <style:font-face style:name="OpenSymbol" svg:font-family="OpenSymbol" style:font-charset="x-symbol"/>
  </office:font-face-decls>
  <office:automatic-styles>
    <style:style style:name="P1" style:family="paragraph" style:parent-style-name="Standard">
      <style:text-properties fo:font-size="10pt" officeooo:rsid="0013ac08" officeooo:paragraph-rsid="0013ac08" style:font-size-asian="10pt" style:font-size-complex="10pt"/>
    </style:style>
    <style:style style:name="P2" style:family="paragraph" style:parent-style-name="Standard">
      <style:text-properties fo:font-size="10pt" officeooo:rsid="00148149" officeooo:paragraph-rsid="00148149" style:font-size-asian="10pt" style:font-size-complex="10pt"/>
    </style:style>
    <style:style style:name="P3" style:family="paragraph" style:parent-style-name="Standard" style:list-style-name="L1">
      <style:text-properties fo:font-size="10pt" officeooo:rsid="00148149" officeooo:paragraph-rsid="00148149" style:font-size-asian="10pt" style:font-size-complex="10pt"/>
    </style:style>
    <style:style style:name="P4" style:family="paragraph" style:parent-style-name="Standard">
      <style:text-properties fo:font-size="10pt" officeooo:rsid="002c6a32" officeooo:paragraph-rsid="002c6a32" style:font-size-asian="10pt" style:font-size-complex="10pt"/>
    </style:style>
    <style:style style:name="P5" style:family="paragraph" style:parent-style-name="Standard">
      <style:paragraph-properties fo:break-before="page"/>
      <style:text-properties fo:font-size="10pt" fo:font-weight="bold" officeooo:rsid="00164876" officeooo:paragraph-rsid="00164876" style:font-size-asian="10pt" style:font-weight-asian="bold" style:font-size-complex="10pt" style:font-weight-complex="bold"/>
    </style:style>
    <style:style style:name="P6" style:family="paragraph" style:parent-style-name="Standard">
      <style:text-properties fo:font-size="10pt" fo:font-weight="bold" officeooo:rsid="00164876" officeooo:paragraph-rsid="00164876" style:font-size-asian="10pt" style:font-weight-asian="bold" style:font-size-complex="10pt" style:font-weight-complex="bold"/>
    </style:style>
    <style:style style:name="P7" style:family="paragraph" style:parent-style-name="Standard">
      <style:text-properties fo:font-weight="bold" officeooo:rsid="00164876" officeooo:paragraph-rsid="00164876" style:font-weight-asian="bold" style:font-weight-complex="bold"/>
    </style:style>
    <style:style style:name="P8" style:family="paragraph" style:parent-style-name="Standard">
      <style:text-properties fo:font-weight="normal" officeooo:rsid="00164876" officeooo:paragraph-rsid="00164876" style:font-weight-asian="normal" style:font-weight-complex="normal"/>
    </style:style>
    <style:style style:name="P9" style:family="paragraph" style:parent-style-name="Standard">
      <style:text-properties fo:font-size="10pt" fo:font-style="normal" fo:font-weight="normal" officeooo:rsid="00176172" officeooo:paragraph-rsid="00176172" style:font-size-asian="10pt" style:font-style-asian="normal" style:font-weight-asian="normal" style:font-size-complex="10pt" style:font-style-complex="normal" style:font-weight-complex="normal"/>
    </style:style>
    <style:style style:name="P10" style:family="paragraph" style:parent-style-name="Standard">
      <style:text-properties fo:font-size="10pt" fo:font-style="normal" fo:font-weight="bold" officeooo:rsid="00176172" officeooo:paragraph-rsid="00176172" style:font-size-asian="10pt" style:font-style-asian="normal" style:font-weight-asian="bold" style:font-size-complex="10pt" style:font-style-complex="normal" style:font-weight-complex="bold"/>
    </style:style>
    <style:style style:name="P11" style:family="paragraph" style:parent-style-name="Standard">
      <style:text-properties fo:font-weight="bold" officeooo:rsid="00176172" officeooo:paragraph-rsid="00176172" style:font-weight-asian="bold" style:font-weight-complex="bold"/>
    </style:style>
    <style:style style:name="P12" style:family="paragraph" style:parent-style-name="Standard">
      <style:text-properties fo:font-size="10pt" fo:font-style="normal" fo:font-weight="bold" officeooo:rsid="0017bcf0" officeooo:paragraph-rsid="0017bcf0" style:font-size-asian="10pt" style:font-style-asian="normal" style:font-weight-asian="bold" style:font-size-complex="10pt" style:font-style-complex="normal" style:font-weight-complex="bold"/>
    </style:style>
    <style:style style:name="P13" style:family="paragraph" style:parent-style-name="Standard">
      <style:text-properties fo:font-size="10pt" fo:font-style="normal" fo:font-weight="normal" officeooo:rsid="0017bcf0" officeooo:paragraph-rsid="0017bcf0" style:font-size-asian="10pt" style:font-style-asian="normal" style:font-weight-asian="normal" style:font-size-complex="10pt" style:font-style-complex="normal" style:font-weight-complex="normal"/>
    </style:style>
    <style:style style:name="P14" style:family="paragraph" style:parent-style-name="Standard">
      <style:text-properties fo:font-size="10pt" fo:font-style="normal" fo:font-weight="bold" officeooo:rsid="0018ab27" officeooo:paragraph-rsid="0018ab27" style:font-size-asian="10pt" style:font-style-asian="normal" style:font-weight-asian="bold" style:font-size-complex="10pt" style:font-style-complex="normal" style:font-weight-complex="bold"/>
    </style:style>
    <style:style style:name="P15" style:family="paragraph" style:parent-style-name="Standard" style:list-style-name="L2">
      <style:text-properties fo:font-size="10pt" fo:font-style="normal" fo:font-weight="normal" officeooo:rsid="0019f1e7" officeooo:paragraph-rsid="0019f1e7" style:font-size-asian="10pt" style:font-style-asian="normal" style:font-weight-asian="normal" style:font-size-complex="10pt" style:font-style-complex="normal" style:font-weight-complex="normal"/>
    </style:style>
    <style:style style:name="P16" style:family="paragraph" style:parent-style-name="Standard" style:list-style-name="L2">
      <style:text-properties fo:font-style="normal" fo:font-weight="normal" officeooo:rsid="0019f1e7" officeooo:paragraph-rsid="0019f1e7" style:font-style-asian="normal" style:font-weight-asian="normal" style:font-style-complex="normal" style:font-weight-complex="normal"/>
    </style:style>
    <style:style style:name="P17" style:family="paragraph" style:parent-style-name="Standard" style:list-style-name="L2">
      <style:text-properties fo:font-style="normal" fo:font-weight="normal" officeooo:rsid="001eeb3f" officeooo:paragraph-rsid="001eeb3f" style:font-style-asian="normal" style:font-weight-asian="normal" style:font-style-complex="normal" style:font-weight-complex="normal"/>
    </style:style>
    <style:style style:name="P18" style:family="paragraph" style:parent-style-name="Standard" style:list-style-name="L3">
      <style:text-properties fo:font-size="10pt" fo:font-style="normal" fo:font-weight="normal" officeooo:rsid="0018ab27" officeooo:paragraph-rsid="0018ab27" style:font-size-asian="10pt" style:font-style-asian="normal" style:font-weight-asian="normal" style:font-size-complex="10pt" style:font-style-complex="normal" style:font-weight-complex="normal"/>
    </style:style>
    <style:style style:name="P19" style:family="paragraph" style:parent-style-name="Standard" style:list-style-name="L3">
      <style:text-properties fo:font-size="10pt" fo:font-style="normal" fo:font-weight="normal" officeooo:rsid="001c9f3e" officeooo:paragraph-rsid="001c9f3e" style:font-size-asian="10pt" style:font-style-asian="normal" style:font-weight-asian="normal" style:font-size-complex="10pt" style:font-style-complex="normal" style:font-weight-complex="normal"/>
    </style:style>
    <style:style style:name="P20" style:family="paragraph" style:parent-style-name="Standard">
      <style:text-properties fo:font-size="10pt" fo:font-style="normal" fo:font-weight="normal" officeooo:rsid="001f2170" officeooo:paragraph-rsid="003cbf63" style:font-size-asian="10pt" style:font-style-asian="normal" style:font-weight-asian="normal" style:font-size-complex="10pt" style:font-style-complex="normal" style:font-weight-complex="normal"/>
    </style:style>
    <style:style style:name="P21" style:family="paragraph" style:parent-style-name="Standard">
      <style:text-properties fo:font-size="10pt" fo:font-weight="normal" officeooo:rsid="001f2170" officeooo:paragraph-rsid="003cbf63" style:font-size-asian="10pt" style:font-weight-asian="normal" style:font-size-complex="10pt" style:font-weight-complex="normal"/>
    </style:style>
    <style:style style:name="P22" style:family="paragraph" style:parent-style-name="Standard">
      <style:text-properties fo:font-size="10pt" fo:font-weight="bold" officeooo:rsid="00164876" officeooo:paragraph-rsid="001f2170" style:font-size-asian="10pt" style:font-weight-asian="bold" style:font-size-complex="10pt" style:font-weight-complex="bold"/>
    </style:style>
    <style:style style:name="P23" style:family="paragraph" style:parent-style-name="Standard">
      <style:text-properties fo:font-size="10pt" fo:font-weight="normal" officeooo:rsid="00164876" officeooo:paragraph-rsid="001f2170" style:font-size-asian="10pt" style:font-weight-asian="normal" style:font-size-complex="10pt" style:font-weight-complex="normal"/>
    </style:style>
    <style:style style:name="P24" style:family="paragraph" style:parent-style-name="Standard">
      <style:text-properties fo:font-weight="bold" officeooo:rsid="00164876" officeooo:paragraph-rsid="001f2170" style:font-weight-asian="bold" style:font-weight-complex="bold"/>
    </style:style>
    <style:style style:name="P25" style:family="paragraph" style:parent-style-name="Standard">
      <style:text-properties fo:font-size="10pt" fo:font-weight="normal" officeooo:rsid="00218d1b" officeooo:paragraph-rsid="00218d1b" style:font-size-asian="10pt" style:font-weight-asian="normal" style:font-size-complex="10pt" style:font-weight-complex="normal"/>
    </style:style>
    <style:style style:name="P26" style:family="paragraph" style:parent-style-name="Standard">
      <style:text-properties fo:font-weight="normal" officeooo:rsid="00218d1b" officeooo:paragraph-rsid="00218d1b" style:font-weight-asian="normal" style:font-weight-complex="normal"/>
    </style:style>
    <style:style style:name="P27" style:family="paragraph" style:parent-style-name="Standard">
      <style:text-properties fo:font-size="10pt" fo:font-style="normal" fo:font-weight="bold" officeooo:rsid="00176172" officeooo:paragraph-rsid="001f2170" style:font-size-asian="10pt" style:font-style-asian="normal" style:font-weight-asian="bold" style:font-size-complex="10pt" style:font-style-complex="normal" style:font-weight-complex="bold"/>
    </style:style>
    <style:style style:name="P28" style:family="paragraph" style:parent-style-name="Standard">
      <style:text-properties fo:font-weight="bold" officeooo:rsid="00219b89" officeooo:paragraph-rsid="00219b89" style:font-weight-asian="bold" style:font-weight-complex="bold"/>
    </style:style>
    <style:style style:name="P29" style:family="paragraph" style:parent-style-name="Standard">
      <style:text-properties fo:font-size="10pt" fo:font-style="normal" fo:font-weight="bold" officeooo:rsid="0017bcf0" officeooo:paragraph-rsid="001f2170" style:font-size-asian="10pt" style:font-style-asian="normal" style:font-weight-asian="bold" style:font-size-complex="10pt" style:font-style-complex="normal" style:font-weight-complex="bold"/>
    </style:style>
    <style:style style:name="P30" style:family="paragraph" style:parent-style-name="Standard">
      <style:text-properties fo:font-size="10pt" fo:font-style="normal" fo:font-weight="normal" officeooo:rsid="00223d0d" officeooo:paragraph-rsid="00223d0d" style:font-size-asian="10pt" style:font-style-asian="normal" style:font-weight-asian="normal" style:font-size-complex="10pt" style:font-style-complex="normal" style:font-weight-complex="normal"/>
    </style:style>
    <style:style style:name="P31" style:family="paragraph" style:parent-style-name="Standard">
      <style:text-properties fo:font-size="10pt" fo:font-style="normal" fo:font-weight="bold" officeooo:rsid="0018ab27" officeooo:paragraph-rsid="001f2170" style:font-size-asian="10pt" style:font-style-asian="normal" style:font-weight-asian="bold" style:font-size-complex="10pt" style:font-style-complex="normal" style:font-weight-complex="bold"/>
    </style:style>
    <style:style style:name="P32" style:family="paragraph" style:parent-style-name="Standard" style:list-style-name="L2">
      <style:text-properties style:font-name="Noto Serif" fo:font-size="10pt" fo:font-style="normal" fo:font-weight="normal" officeooo:rsid="00223d0d" officeooo:paragraph-rsid="00223d0d" style:font-size-asian="10pt" style:font-style-asian="normal" style:font-weight-asian="normal" style:font-size-complex="10pt" style:font-style-complex="normal" style:font-weight-complex="normal"/>
    </style:style>
    <style:style style:name="P33" style:family="paragraph" style:parent-style-name="Standard" style:list-style-name="L4">
      <style:text-properties fo:font-size="10pt" fo:font-style="normal" fo:font-weight="normal" officeooo:rsid="001c9f3e" officeooo:paragraph-rsid="001f2170" style:font-size-asian="10pt" style:font-style-asian="normal" style:font-weight-asian="normal" style:font-size-complex="10pt" style:font-style-complex="normal" style:font-weight-complex="normal"/>
    </style:style>
    <style:style style:name="P34" style:family="paragraph" style:parent-style-name="Standard">
      <style:text-properties fo:font-style="normal" fo:font-weight="normal" officeooo:rsid="002985fe" officeooo:paragraph-rsid="002985fe" style:font-style-asian="normal" style:font-weight-asian="normal" style:font-style-complex="normal" style:font-weight-complex="normal"/>
    </style:style>
    <style:style style:name="P35" style:family="paragraph" style:parent-style-name="Standard">
      <style:text-properties fo:font-weight="bold" officeooo:rsid="00164876" officeooo:paragraph-rsid="003637f5" style:font-weight-asian="bold" style:font-weight-complex="bold"/>
    </style:style>
    <style:style style:name="P36" style:family="paragraph" style:parent-style-name="Standard">
      <style:text-properties fo:font-size="10pt" fo:font-weight="bold" officeooo:rsid="00164876" officeooo:paragraph-rsid="003637f5" style:font-size-asian="10pt" style:font-weight-asian="bold" style:font-size-complex="10pt" style:font-weight-complex="bold"/>
    </style:style>
    <style:style style:name="P37" style:family="paragraph" style:parent-style-name="Standard">
      <style:text-properties fo:font-size="10pt" fo:font-style="normal" fo:font-weight="normal" officeooo:rsid="00176172" officeooo:paragraph-rsid="003637f5" style:font-size-asian="10pt" style:font-style-asian="normal" style:font-weight-asian="normal" style:font-size-complex="10pt" style:font-style-complex="normal" style:font-weight-complex="normal"/>
    </style:style>
    <style:style style:name="P38" style:family="paragraph" style:parent-style-name="Standard">
      <style:text-properties fo:font-size="10pt" fo:font-style="normal" fo:font-weight="bold" officeooo:rsid="00176172" officeooo:paragraph-rsid="003637f5" style:font-size-asian="10pt" style:font-style-asian="normal" style:font-weight-asian="bold" style:font-size-complex="10pt" style:font-style-complex="normal" style:font-weight-complex="bold"/>
    </style:style>
    <style:style style:name="P39" style:family="paragraph" style:parent-style-name="Standard">
      <style:text-properties fo:font-weight="bold" officeooo:rsid="003637f5" officeooo:paragraph-rsid="003637f5" style:font-weight-asian="bold" style:font-weight-complex="bold"/>
    </style:style>
    <style:style style:name="P40" style:family="paragraph" style:parent-style-name="Standard">
      <style:text-properties fo:font-size="10pt" fo:font-style="normal" fo:font-weight="bold" officeooo:rsid="0017bcf0" officeooo:paragraph-rsid="003637f5" style:font-size-asian="10pt" style:font-style-asian="normal" style:font-weight-asian="bold" style:font-size-complex="10pt" style:font-style-complex="normal" style:font-weight-complex="bold"/>
    </style:style>
    <style:style style:name="P41" style:family="paragraph" style:parent-style-name="Standard">
      <style:text-properties fo:font-size="10pt" fo:font-style="normal" fo:font-weight="normal" officeooo:rsid="0037d743" officeooo:paragraph-rsid="0037d743" style:font-size-asian="10pt" style:font-style-asian="normal" style:font-weight-asian="normal" style:font-size-complex="10pt" style:font-style-complex="normal" style:font-weight-complex="normal"/>
    </style:style>
    <style:style style:name="P42" style:family="paragraph" style:parent-style-name="Standard">
      <style:text-properties fo:font-size="10pt" fo:font-style="normal" fo:font-weight="bold" officeooo:rsid="0018ab27" officeooo:paragraph-rsid="003637f5" style:font-size-asian="10pt" style:font-style-asian="normal" style:font-weight-asian="bold" style:font-size-complex="10pt" style:font-style-complex="normal" style:font-weight-complex="bold"/>
    </style:style>
    <style:style style:name="P43" style:family="paragraph" style:parent-style-name="Standard" style:list-style-name="L2">
      <style:text-properties fo:font-size="10pt" fo:font-style="normal" fo:font-weight="normal" officeooo:rsid="0037d743" officeooo:paragraph-rsid="0037d743" style:font-size-asian="10pt" style:font-style-asian="normal" style:font-weight-asian="normal" style:font-size-complex="10pt" style:font-style-complex="normal" style:font-weight-complex="normal"/>
    </style:style>
    <style:style style:name="P44" style:family="paragraph" style:parent-style-name="Standard" style:list-style-name="L2">
      <style:text-properties fo:font-style="normal" fo:font-weight="normal" officeooo:rsid="0037d743" officeooo:paragraph-rsid="0037d743" style:font-style-asian="normal" style:font-weight-asian="normal" style:font-style-complex="normal" style:font-weight-complex="normal"/>
    </style:style>
    <style:style style:name="P45" style:family="paragraph" style:parent-style-name="Standard" style:list-style-name="L2">
      <style:text-properties fo:font-style="normal" fo:font-weight="normal" officeooo:rsid="0038c657" officeooo:paragraph-rsid="0038c657" style:font-style-asian="normal" style:font-weight-asian="normal" style:font-style-complex="normal" style:font-weight-complex="normal"/>
    </style:style>
    <style:style style:name="P46" style:family="paragraph" style:parent-style-name="Standard" style:list-style-name="L5">
      <style:text-properties fo:font-size="10pt" fo:font-style="normal" fo:font-weight="normal" officeooo:rsid="0018ab27" officeooo:paragraph-rsid="003637f5" style:font-size-asian="10pt" style:font-style-asian="normal" style:font-weight-asian="normal" style:font-size-complex="10pt" style:font-style-complex="normal" style:font-weight-complex="normal"/>
    </style:style>
    <style:style style:name="P47" style:family="paragraph" style:parent-style-name="Standard" style:list-style-name="L5">
      <style:text-properties fo:font-size="10pt" fo:font-style="normal" fo:font-weight="normal" officeooo:rsid="001c9f3e" officeooo:paragraph-rsid="003637f5" style:font-size-asian="10pt" style:font-style-asian="normal" style:font-weight-asian="normal" style:font-size-complex="10pt" style:font-style-complex="normal" style:font-weight-complex="normal"/>
    </style:style>
    <style:style style:name="P48" style:family="paragraph" style:parent-style-name="Standard">
      <style:text-properties fo:font-size="10pt" fo:font-weight="normal" officeooo:rsid="0038c657" officeooo:paragraph-rsid="003cbf63" style:font-size-asian="10pt" style:font-weight-asian="normal" style:font-size-complex="10pt" style:font-weight-complex="normal"/>
    </style:style>
    <style:style style:name="P49" style:family="paragraph" style:parent-style-name="Standard">
      <style:text-properties fo:font-size="10pt" fo:font-weight="bold" officeooo:rsid="00164876" officeooo:paragraph-rsid="003af197" style:font-size-asian="10pt" style:font-weight-asian="bold" style:font-size-complex="10pt" style:font-weight-complex="bold"/>
    </style:style>
    <style:style style:name="P50" style:family="paragraph" style:parent-style-name="Standard">
      <style:text-properties fo:font-size="10pt" fo:font-weight="normal" officeooo:rsid="00164876" officeooo:paragraph-rsid="003af197" style:font-size-asian="10pt" style:font-weight-asian="normal" style:font-size-complex="10pt" style:font-weight-complex="normal"/>
    </style:style>
    <style:style style:name="P51" style:family="paragraph" style:parent-style-name="Standard">
      <style:text-properties fo:font-size="10pt" fo:font-style="normal" fo:font-weight="normal" officeooo:rsid="00176172" officeooo:paragraph-rsid="003af197" style:font-size-asian="10pt" style:font-style-asian="normal" style:font-weight-asian="normal" style:font-size-complex="10pt" style:font-style-complex="normal" style:font-weight-complex="normal"/>
    </style:style>
    <style:style style:name="P52" style:family="paragraph" style:parent-style-name="Standard">
      <style:text-properties fo:font-size="10pt" fo:font-style="normal" fo:font-weight="bold" officeooo:rsid="00176172" officeooo:paragraph-rsid="003af197" style:font-size-asian="10pt" style:font-style-asian="normal" style:font-weight-asian="bold" style:font-size-complex="10pt" style:font-style-complex="normal" style:font-weight-complex="bold"/>
    </style:style>
    <style:style style:name="P53" style:family="paragraph" style:parent-style-name="Standard">
      <style:text-properties fo:font-weight="bold" officeooo:rsid="003af197" officeooo:paragraph-rsid="003af197" style:font-weight-asian="bold" style:font-weight-complex="bold"/>
    </style:style>
    <style:style style:name="P54" style:family="paragraph" style:parent-style-name="Standard">
      <style:text-properties fo:font-size="10pt" fo:font-style="normal" fo:font-weight="bold" officeooo:rsid="0017bcf0" officeooo:paragraph-rsid="003af197" style:font-size-asian="10pt" style:font-style-asian="normal" style:font-weight-asian="bold" style:font-size-complex="10pt" style:font-style-complex="normal" style:font-weight-complex="bold"/>
    </style:style>
    <style:style style:name="P55" style:family="paragraph" style:parent-style-name="Standard">
      <style:text-properties fo:font-size="10pt" fo:font-style="normal" fo:font-weight="normal" officeooo:rsid="003b5ba7" officeooo:paragraph-rsid="003b5ba7" style:font-size-asian="10pt" style:font-style-asian="normal" style:font-weight-asian="normal" style:font-size-complex="10pt" style:font-style-complex="normal" style:font-weight-complex="normal"/>
    </style:style>
    <style:style style:name="P56" style:family="paragraph" style:parent-style-name="Standard">
      <style:text-properties fo:font-size="10pt" fo:font-style="normal" fo:font-weight="bold" officeooo:rsid="0018ab27" officeooo:paragraph-rsid="003af197" style:font-size-asian="10pt" style:font-style-asian="normal" style:font-weight-asian="bold" style:font-size-complex="10pt" style:font-style-complex="normal" style:font-weight-complex="bold"/>
    </style:style>
    <style:style style:name="P57" style:family="paragraph" style:parent-style-name="Standard" style:list-style-name="L2">
      <style:text-properties fo:font-size="10pt" fo:font-style="normal" fo:font-weight="normal" officeooo:rsid="003c7efe" officeooo:paragraph-rsid="003c7efe" style:font-size-asian="10pt" style:font-style-asian="normal" style:font-weight-asian="normal" style:font-size-complex="10pt" style:font-style-complex="normal" style:font-weight-complex="normal"/>
    </style:style>
    <style:style style:name="P58" style:family="paragraph" style:parent-style-name="Standard" style:list-style-name="L6">
      <style:text-properties fo:font-size="10pt" fo:font-style="normal" fo:font-weight="normal" officeooo:rsid="0018ab27" officeooo:paragraph-rsid="003af197" style:font-size-asian="10pt" style:font-style-asian="normal" style:font-weight-asian="normal" style:font-size-complex="10pt" style:font-style-complex="normal" style:font-weight-complex="normal"/>
    </style:style>
    <style:style style:name="P59" style:family="paragraph" style:parent-style-name="Standard">
      <style:text-properties fo:font-size="10pt" fo:font-style="normal" fo:font-weight="normal" officeooo:rsid="003e399f" officeooo:paragraph-rsid="003e399f" style:font-size-asian="10pt" style:font-style-asian="normal" style:font-weight-asian="normal" style:font-size-complex="10pt" style:font-style-complex="normal" style:font-weight-complex="normal"/>
    </style:style>
    <style:style style:name="P60" style:family="paragraph" style:parent-style-name="Standard">
      <style:text-properties fo:font-size="10pt" fo:font-weight="normal" officeooo:rsid="0038c657" officeooo:paragraph-rsid="003ffaa7" style:font-size-asian="10pt" style:font-weight-asian="normal" style:font-size-complex="10pt" style:font-weight-complex="normal"/>
    </style:style>
    <style:style style:name="P61" style:family="paragraph" style:parent-style-name="Standard">
      <style:text-properties fo:font-size="10pt" fo:font-weight="bold" officeooo:rsid="00164876" officeooo:paragraph-rsid="003ffaa7" style:font-size-asian="10pt" style:font-weight-asian="bold" style:font-size-complex="10pt" style:font-weight-complex="bold"/>
    </style:style>
    <style:style style:name="P62" style:family="paragraph" style:parent-style-name="Standard">
      <style:text-properties fo:font-size="10pt" fo:font-weight="normal" officeooo:rsid="00164876" officeooo:paragraph-rsid="003ffaa7" style:font-size-asian="10pt" style:font-weight-asian="normal" style:font-size-complex="10pt" style:font-weight-complex="normal"/>
    </style:style>
    <style:style style:name="P63" style:family="paragraph" style:parent-style-name="Standard">
      <style:text-properties fo:font-size="10pt" fo:font-style="normal" fo:font-weight="normal" officeooo:rsid="00176172" officeooo:paragraph-rsid="003ffaa7" style:font-size-asian="10pt" style:font-style-asian="normal" style:font-weight-asian="normal" style:font-size-complex="10pt" style:font-style-complex="normal" style:font-weight-complex="normal"/>
    </style:style>
    <style:style style:name="P64" style:family="paragraph" style:parent-style-name="Standard">
      <style:text-properties fo:font-size="10pt" fo:font-style="normal" fo:font-weight="bold" officeooo:rsid="00176172" officeooo:paragraph-rsid="003ffaa7" style:font-size-asian="10pt" style:font-style-asian="normal" style:font-weight-asian="bold" style:font-size-complex="10pt" style:font-style-complex="normal" style:font-weight-complex="bold"/>
    </style:style>
    <style:style style:name="P65" style:family="paragraph" style:parent-style-name="Standard">
      <style:text-properties fo:font-size="10pt" fo:font-style="normal" fo:font-weight="normal" officeooo:rsid="003ffaa7" officeooo:paragraph-rsid="003ffaa7" style:font-size-asian="10pt" style:font-style-asian="normal" style:font-weight-asian="normal" style:font-size-complex="10pt" style:font-style-complex="normal" style:font-weight-complex="normal"/>
    </style:style>
    <style:style style:name="P66" style:family="paragraph" style:parent-style-name="Standard">
      <style:text-properties fo:font-size="10pt" fo:font-style="normal" fo:font-weight="bold" officeooo:rsid="0017bcf0" officeooo:paragraph-rsid="003ffaa7" style:font-size-asian="10pt" style:font-style-asian="normal" style:font-weight-asian="bold" style:font-size-complex="10pt" style:font-style-complex="normal" style:font-weight-complex="bold"/>
    </style:style>
    <style:style style:name="P67" style:family="paragraph" style:parent-style-name="Standard">
      <style:text-properties fo:font-size="10pt" fo:font-style="normal" fo:font-weight="bold" officeooo:rsid="0018ab27" officeooo:paragraph-rsid="003ffaa7" style:font-size-asian="10pt" style:font-style-asian="normal" style:font-weight-asian="bold" style:font-size-complex="10pt" style:font-style-complex="normal" style:font-weight-complex="bold"/>
    </style:style>
    <style:style style:name="P68" style:family="paragraph" style:parent-style-name="Standard" style:list-style-name="L2">
      <style:text-properties fo:font-size="10pt" fo:font-style="normal" fo:font-weight="normal" officeooo:rsid="0040b7a6" officeooo:paragraph-rsid="0040b7a6" style:font-size-asian="10pt" style:font-style-asian="normal" style:font-weight-asian="normal" style:font-size-complex="10pt" style:font-style-complex="normal" style:font-weight-complex="normal"/>
    </style:style>
    <style:style style:name="P69" style:family="paragraph" style:parent-style-name="Standard" style:list-style-name="L7">
      <style:text-properties fo:font-size="10pt" fo:font-style="normal" fo:font-weight="normal" officeooo:rsid="0018ab27" officeooo:paragraph-rsid="003ffaa7" style:font-size-asian="10pt" style:font-style-asian="normal" style:font-weight-asian="normal" style:font-size-complex="10pt" style:font-style-complex="normal" style:font-weight-complex="normal"/>
    </style:style>
    <style:style style:name="P70" style:family="paragraph" style:parent-style-name="Standard">
      <style:text-properties fo:font-style="normal" fo:font-weight="normal" officeooo:rsid="0040b7a6" officeooo:paragraph-rsid="0040b7a6" style:font-style-asian="normal" style:font-weight-asian="normal" style:font-style-complex="normal" style:font-weight-complex="normal"/>
    </style:style>
    <style:style style:name="P71" style:family="paragraph" style:parent-style-name="Standard">
      <style:text-properties fo:font-size="10pt" fo:font-weight="normal" officeooo:rsid="0038c657" officeooo:paragraph-rsid="004169d6" style:font-size-asian="10pt" style:font-weight-asian="normal" style:font-size-complex="10pt" style:font-weight-complex="normal"/>
    </style:style>
    <style:style style:name="P72" style:family="paragraph" style:parent-style-name="Standard">
      <style:text-properties fo:font-size="10pt" fo:font-weight="bold" officeooo:rsid="00164876" officeooo:paragraph-rsid="004169d6" style:font-size-asian="10pt" style:font-weight-asian="bold" style:font-size-complex="10pt" style:font-weight-complex="bold"/>
    </style:style>
    <style:style style:name="P73" style:family="paragraph" style:parent-style-name="Standard">
      <style:text-properties fo:font-size="10pt" fo:font-weight="normal" officeooo:rsid="00164876" officeooo:paragraph-rsid="004169d6" style:font-size-asian="10pt" style:font-weight-asian="normal" style:font-size-complex="10pt" style:font-weight-complex="normal"/>
    </style:style>
    <style:style style:name="P74" style:family="paragraph" style:parent-style-name="Standard">
      <style:text-properties fo:font-size="10pt" fo:font-style="normal" fo:font-weight="normal" officeooo:rsid="00176172" officeooo:paragraph-rsid="004169d6" style:font-size-asian="10pt" style:font-style-asian="normal" style:font-weight-asian="normal" style:font-size-complex="10pt" style:font-style-complex="normal" style:font-weight-complex="normal"/>
    </style:style>
    <style:style style:name="P75" style:family="paragraph" style:parent-style-name="Standard">
      <style:text-properties fo:font-size="10pt" fo:font-style="normal" fo:font-weight="bold" officeooo:rsid="00176172" officeooo:paragraph-rsid="004169d6" style:font-size-asian="10pt" style:font-style-asian="normal" style:font-weight-asian="bold" style:font-size-complex="10pt" style:font-style-complex="normal" style:font-weight-complex="bold"/>
    </style:style>
    <style:style style:name="P76" style:family="paragraph" style:parent-style-name="Standard">
      <style:text-properties fo:font-size="10pt" fo:font-style="normal" fo:font-weight="normal" officeooo:rsid="00427833" officeooo:paragraph-rsid="00427833" style:font-size-asian="10pt" style:font-style-asian="normal" style:font-weight-asian="normal" style:font-size-complex="10pt" style:font-style-complex="normal" style:font-weight-complex="normal"/>
    </style:style>
    <style:style style:name="P77" style:family="paragraph" style:parent-style-name="Standard">
      <style:text-properties fo:font-size="10pt" fo:font-style="normal" fo:font-weight="bold" officeooo:rsid="0017bcf0" officeooo:paragraph-rsid="004169d6" style:font-size-asian="10pt" style:font-style-asian="normal" style:font-weight-asian="bold" style:font-size-complex="10pt" style:font-style-complex="normal" style:font-weight-complex="bold"/>
    </style:style>
    <style:style style:name="P78" style:family="paragraph" style:parent-style-name="Standard">
      <style:text-properties fo:font-size="10pt" fo:font-style="normal" fo:font-weight="bold" officeooo:rsid="0018ab27" officeooo:paragraph-rsid="004169d6" style:font-size-asian="10pt" style:font-style-asian="normal" style:font-weight-asian="bold" style:font-size-complex="10pt" style:font-style-complex="normal" style:font-weight-complex="bold"/>
    </style:style>
    <style:style style:name="P79" style:family="paragraph" style:parent-style-name="Standard" style:list-style-name="L2">
      <style:text-properties fo:font-size="10pt" fo:font-style="normal" fo:font-weight="normal" officeooo:rsid="00427833" officeooo:paragraph-rsid="00427833" style:font-size-asian="10pt" style:font-style-asian="normal" style:font-weight-asian="normal" style:font-size-complex="10pt" style:font-style-complex="normal" style:font-weight-complex="normal"/>
    </style:style>
    <style:style style:name="P80" style:family="paragraph" style:parent-style-name="Standard" style:list-style-name="L8">
      <style:text-properties fo:font-size="10pt" fo:font-style="normal" fo:font-weight="normal" officeooo:rsid="0018ab27" officeooo:paragraph-rsid="004169d6" style:font-size-asian="10pt" style:font-style-asian="normal" style:font-weight-asian="normal" style:font-size-complex="10pt" style:font-style-complex="normal" style:font-weight-complex="normal"/>
    </style:style>
    <style:style style:name="P81" style:family="paragraph" style:parent-style-name="Standard">
      <style:text-properties fo:font-size="10pt" fo:font-style="normal" fo:font-weight="normal" officeooo:rsid="00468e5e" officeooo:paragraph-rsid="00468e5e" style:font-size-asian="10pt" style:font-style-asian="normal" style:font-weight-asian="normal" style:font-size-complex="10pt" style:font-style-complex="normal" style:font-weight-complex="normal"/>
    </style:style>
    <style:style style:name="P82" style:family="paragraph" style:parent-style-name="Standard">
      <style:text-properties fo:font-style="normal" fo:font-weight="normal" officeooo:rsid="001f2170" officeooo:paragraph-rsid="001f2170" style:font-style-asian="normal" style:font-weight-asian="normal" style:font-style-complex="normal" style:font-weight-complex="normal"/>
    </style:style>
    <style:style style:name="P83" style:family="paragraph" style:parent-style-name="Standard">
      <style:text-properties fo:font-size="10pt" fo:font-weight="normal" officeooo:rsid="0038c657" officeooo:paragraph-rsid="0048a4c9" style:font-size-asian="10pt" style:font-weight-asian="normal" style:font-size-complex="10pt" style:font-weight-complex="normal"/>
    </style:style>
    <style:style style:name="P84" style:family="paragraph" style:parent-style-name="Standard">
      <style:text-properties fo:font-size="10pt" fo:font-weight="bold" officeooo:rsid="00164876" officeooo:paragraph-rsid="0048a4c9" style:font-size-asian="10pt" style:font-weight-asian="bold" style:font-size-complex="10pt" style:font-weight-complex="bold"/>
    </style:style>
    <style:style style:name="P85" style:family="paragraph" style:parent-style-name="Standard">
      <style:text-properties fo:font-size="10pt" fo:font-style="normal" fo:font-weight="normal" officeooo:rsid="00176172" officeooo:paragraph-rsid="0048a4c9" style:font-size-asian="10pt" style:font-style-asian="normal" style:font-weight-asian="normal" style:font-size-complex="10pt" style:font-style-complex="normal" style:font-weight-complex="normal"/>
    </style:style>
    <style:style style:name="P86" style:family="paragraph" style:parent-style-name="Standard">
      <style:text-properties fo:font-size="10pt" fo:font-style="normal" fo:font-weight="bold" officeooo:rsid="00176172" officeooo:paragraph-rsid="0048a4c9" style:font-size-asian="10pt" style:font-style-asian="normal" style:font-weight-asian="bold" style:font-size-complex="10pt" style:font-style-complex="normal" style:font-weight-complex="bold"/>
    </style:style>
    <style:style style:name="P87" style:family="paragraph" style:parent-style-name="Standard">
      <style:text-properties fo:font-size="10pt" fo:font-style="normal" fo:font-weight="normal" officeooo:rsid="00427833" officeooo:paragraph-rsid="0048a4c9" style:font-size-asian="10pt" style:font-style-asian="normal" style:font-weight-asian="normal" style:font-size-complex="10pt" style:font-style-complex="normal" style:font-weight-complex="normal"/>
    </style:style>
    <style:style style:name="P88" style:family="paragraph" style:parent-style-name="Standard">
      <style:text-properties fo:font-size="10pt" fo:font-style="normal" fo:font-weight="bold" officeooo:rsid="0017bcf0" officeooo:paragraph-rsid="0048a4c9" style:font-size-asian="10pt" style:font-style-asian="normal" style:font-weight-asian="bold" style:font-size-complex="10pt" style:font-style-complex="normal" style:font-weight-complex="bold"/>
    </style:style>
    <style:style style:name="P89" style:family="paragraph" style:parent-style-name="Standard">
      <style:text-properties fo:font-size="10pt" fo:font-style="normal" fo:font-weight="bold" officeooo:rsid="0018ab27" officeooo:paragraph-rsid="0048a4c9" style:font-size-asian="10pt" style:font-style-asian="normal" style:font-weight-asian="bold" style:font-size-complex="10pt" style:font-style-complex="normal" style:font-weight-complex="bold"/>
    </style:style>
    <style:style style:name="P90" style:family="paragraph" style:parent-style-name="Standard" style:list-style-name="L2">
      <style:text-properties fo:font-size="10pt" fo:font-style="normal" fo:font-weight="normal" officeooo:rsid="00427833" officeooo:paragraph-rsid="0048a4c9" style:font-size-asian="10pt" style:font-style-asian="normal" style:font-weight-asian="normal" style:font-size-complex="10pt" style:font-style-complex="normal" style:font-weight-complex="normal"/>
    </style:style>
    <style:style style:name="P91" style:family="paragraph" style:parent-style-name="Standard" style:list-style-name="L9">
      <style:text-properties fo:font-size="10pt" fo:font-style="normal" fo:font-weight="normal" officeooo:rsid="0018ab27" officeooo:paragraph-rsid="0048a4c9" style:font-size-asian="10pt" style:font-style-asian="normal" style:font-weight-asian="normal" style:font-size-complex="10pt" style:font-style-complex="normal" style:font-weight-complex="normal"/>
    </style:style>
    <style:style style:name="P92" style:family="paragraph" style:parent-style-name="Standard">
      <style:text-properties fo:font-size="10pt" fo:font-style="normal" fo:font-weight="normal" officeooo:rsid="00468e5e" officeooo:paragraph-rsid="0048a4c9" style:font-size-asian="10pt" style:font-style-asian="normal" style:font-weight-asian="normal" style:font-size-complex="10pt" style:font-style-complex="normal" style:font-weight-complex="normal"/>
    </style:style>
    <style:style style:name="T1" style:family="text">
      <style:text-properties officeooo:rsid="0046e617"/>
    </style:style>
    <style:style style:name="T2" style:family="text">
      <style:text-properties officeooo:rsid="0014e106"/>
    </style:style>
    <style:style style:name="T3" style:family="text">
      <style:text-properties officeooo:rsid="00148149"/>
    </style:style>
    <style:style style:name="T4" style:family="text">
      <style:text-properties officeooo:rsid="00164876"/>
    </style:style>
    <style:style style:name="T5" style:family="text">
      <style:text-properties officeooo:rsid="002c18d1"/>
    </style:style>
    <style:style style:name="T6" style:family="text">
      <style:text-properties officeooo:rsid="002da6fc"/>
    </style:style>
    <style:style style:name="T7" style:family="text">
      <style:text-properties officeooo:rsid="002e9976"/>
    </style:style>
    <style:style style:name="T8" style:family="text">
      <style:text-properties fo:font-style="normal" officeooo:rsid="003ffaa7" style:font-style-asian="normal" style:font-style-complex="normal"/>
    </style:style>
    <style:style style:name="T9" style:family="text">
      <style:text-properties fo:font-style="normal" style:font-style-asian="normal" style:font-style-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0pt" style:font-size-asian="10pt" style:font-size-complex="10pt"/>
    </style:style>
    <style:style style:name="T12" style:family="text">
      <style:text-properties fo:font-size="10pt" fo:font-style="italic" style:font-size-asian="10pt" style:font-style-asian="italic" style:font-size-complex="10pt" style:font-style-complex="italic"/>
    </style:style>
    <style:style style:name="T13" style:family="text">
      <style:text-properties fo:font-size="10pt" fo:font-style="normal" style:font-size-asian="10pt" style:font-style-asian="normal" style:font-size-complex="10pt" style:font-style-complex="normal"/>
    </style:style>
    <style:style style:name="T1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017bcf0" style:font-size-asian="10pt" style:font-style-asian="normal" style:font-weight-asian="normal" style:font-size-complex="10pt" style:font-style-complex="normal" style:font-weight-complex="normal"/>
    </style:style>
    <style:style style:name="T16" style:family="text">
      <style:text-properties style:font-name="Noto Serif" fo:font-size="10pt" style:font-size-asian="10pt" style:font-size-complex="10pt"/>
    </style:style>
    <style:style style:name="T17" style:family="text">
      <style:text-properties style:font-name="Noto Serif" fo:font-size="10pt" officeooo:rsid="001ab71b" style:font-size-asian="10pt" style:font-size-complex="10pt"/>
    </style:style>
    <style:style style:name="T18" style:family="text">
      <style:text-properties officeooo:rsid="001c9f3e"/>
    </style:style>
    <style:style style:name="T19" style:family="text">
      <style:text-properties officeooo:rsid="001eeb3f"/>
    </style:style>
    <style:style style:name="T20" style:family="text">
      <style:text-properties fo:font-style="normal" fo:font-weight="bold" officeooo:rsid="00164876" style:font-style-asian="normal" style:font-weight-asian="bold" style:font-style-complex="normal" style:font-weight-complex="bold"/>
    </style:style>
    <style:style style:name="T21" style:family="text">
      <style:text-properties fo:font-style="normal" fo:font-weight="bold" officeooo:rsid="003ffaa7" style:font-style-asian="normal" style:font-weight-asian="bold" style:font-style-complex="normal" style:font-weight-complex="bold"/>
    </style:style>
    <style:style style:name="T22" style:family="text">
      <style:text-properties fo:font-weight="bold" officeooo:rsid="00164876" style:font-weight-asian="bold" style:font-weight-complex="bold"/>
    </style:style>
    <style:style style:name="T23" style:family="text">
      <style:text-properties fo:font-style="italic" style:font-style-asian="italic" style:font-style-complex="italic"/>
    </style:style>
    <style:style style:name="T24" style:family="text">
      <style:text-properties fo:font-size="10pt" fo:font-style="normal" officeooo:rsid="002195dd" style:font-size-asian="10pt" style:font-style-asian="normal" style:font-size-complex="10pt" style:font-style-complex="normal"/>
    </style:style>
    <style:style style:name="T25" style:family="text">
      <style:text-properties officeooo:rsid="0028ce00"/>
    </style:style>
    <style:style style:name="T26" style:family="text">
      <style:text-properties fo:font-size="10pt" officeooo:rsid="002a477d" style:font-size-asian="10pt" style:font-size-complex="10pt"/>
    </style:style>
    <style:style style:name="T27" style:family="text">
      <style:text-properties fo:font-size="10pt" fo:font-style="normal" fo:font-weight="normal" officeooo:rsid="002a477d" style:font-size-asian="10pt" style:font-style-asian="normal" style:font-weight-asian="normal" style:font-size-complex="10pt" style:font-style-complex="normal" style:font-weight-complex="normal"/>
    </style:style>
    <style:style style:name="T28" style:family="text">
      <style:text-properties fo:font-size="10pt" fo:font-style="normal" officeooo:rsid="003ffaa7" style:font-size-asian="10pt" style:font-style-asian="normal" style:font-size-complex="10pt" style:font-style-complex="normal"/>
    </style:style>
    <style:style style:name="T29" style:family="text">
      <style:text-properties fo:font-style="normal" officeooo:rsid="002a477d" style:font-style-asian="normal" style:font-style-complex="normal"/>
    </style:style>
    <style:style style:name="T30" style:family="text">
      <style:text-properties fo:font-size="10pt" fo:font-style="normal" fo:font-weight="normal" officeooo:rsid="003b5ba7" style:font-size-asian="10pt" style:font-style-asian="normal" style:font-weight-asian="normal" style:font-size-complex="10pt" style:font-style-complex="normal" style:font-weight-complex="normal"/>
    </style:style>
    <style:style style:name="T31" style:family="text">
      <style:text-properties officeooo:rsid="0040b7a6"/>
    </style:style>
    <style:style style:name="T32" style:family="text">
      <style:text-properties fo:font-style="normal" fo:font-weight="bold" officeooo:rsid="004169d6" style:font-style-asian="normal" style:font-weight-asian="bold" style:font-style-complex="normal" style:font-weight-complex="bold"/>
    </style:style>
    <style:style style:name="T33" style:family="text">
      <style:text-properties officeooo:rsid="0044dd98"/>
    </style:style>
    <style:style style:name="T34" style:family="text">
      <style:text-properties fo:font-style="normal" fo:font-weight="bold" officeooo:rsid="0048a4c9" style:font-style-asian="normal" style:font-weight-asian="bold" style:font-style-complex="normal"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SS 40<text:span text:style-name="T1">4</text:span>: Globalization and Medicine</text:p>
      <text:p text:style-name="P1">Research Proposal</text:p>
      <text:p text:style-name="P1"/>
      <text:p text:style-name="P2"><text:span text:style-name="T2">Modern</text:span> technology for a <text:span text:style-name="T2">sensitive medical data</text:span></text:p>
      <text:p text:style-name="P1"/>
      <text:p text:style-name="P1"><text:tab/>When starting general research for the semester project I decided to look into the subject of blockchain technology and how it may relate to healthcare. We currently exist in a globalized world and that includes the medical industry and is being covered in the course. From my understanding of the technology, there are many aspects of the medical industry that can benefit from the confidentiality, integrity and accessibility that blockchain can provide.</text:p>
      <text:p text:style-name="P1"><text:tab/>As I was looking for articles and sources to help get to a topic of research, I used keywords such as “blockchain”, “healthcare”, “supply chain”, “health records”, “record sharing”. I tried to avoid articles that were focusing on cryptocurrencies because after a few articles I noticed most of these articles are based on <text:span text:style-name="T3">tokenizing medical services and changing how these services are paid for. </text:span><text:s/><text:span text:style-name="T3">While I was researching found many articles covering IoT devices and how they can play a role in monitoring health data. As I continue my research I want to focus more on the global application of these technologies and how they may be implemented for universal cases. </text:span></text:p>
      <text:p text:style-name="P1"/>
      <text:p text:style-name="P2">Some questions that are guiding my research are:</text:p>
      <text:list text:style-name="L1">
        <text:list-item>
          <text:p text:style-name="P3">How can blockchain technology fit into the current world of healthcare?</text:p>
        </text:list-item>
        <text:list-item>
          <text:p text:style-name="P3">How useful would this technology be within this field?</text:p>
        </text:list-item>
        <text:list-item>
          <text:p text:style-name="P3">How can medical records be more accessible to patients with modern technology?</text:p>
        </text:list-item>
        <text:list-item>
          <text:p text:style-name="P3">What ways can medical records and patient health history be shared across the globe?</text:p>
        </text:list-item>
        <text:list-item>
          <text:p text:style-name="P3">What challenges will be faced in creating such systems?</text:p>
        </text:list-item>
      </text:list>
      <text:p text:style-name="P2"/>
      <text:p text:style-name="P2"/>
      <text:p text:style-name="P2"><text:tab/>Blockchain technology can allow for patients to have full access to their <text:span text:style-name="T2">sensitive medical records and easily share them with physicians that are treating them. Accessing medical records can be difficult, especially if one is migrating across the world and needs to share health records with a new physician. My semester project aims to understand how modern technology can effectively be applied such that patients can easily share their data with their current and future physician(s). Currently, the preliminary research I have done points to a combination of blockchain and Internet of Things (IoT). </text:span></text:p>
      <text:p text:style-name="P2"><text:tab/><text:span text:style-name="T4">This research relates to course topics as it focuses on the medical industry and how it can be better connected across a globalized world with the use of a transnational system in place. </text:span><text:span text:style-name="T5">It also touches upon medicalization with IoT devices. </text:span></text:p>
      <text:p text:style-name="P2"/>
      <text:p text:style-name="P4"><text:tab/>One aspect I noticed during my research is that many of the articles propose ways to implement technologies such as blockchain and IoT to improve the way medical treatment is performed but do not take public perception into account. It would be a massive undertaking to be able to implement a system where so much data is monitored and educate the public on how the use of blockchain will keep it secure. Lot of my research currently has been on the technical aspects of the technologies and how they can be implemented. I need to find more papers on how people would react to a shift into this technology and how long it would take for it to be implemented considering peoples reluctance for change and adopting methods that are not fully understood. <text:span text:style-name="T6">To go about this research I wo</text:span><text:span text:style-name="T7">u</text:span><text:span text:style-name="T6">ld use keywords such as “IoT adoption barriers”, “Digital health literacy”, “Privacy concerns in blockchain”. </text:span></text:p>
      <text:p text:style-name="P5"><text:span text:style-name="T8">[1] </text:span><text:span text:style-name="T9">Annotation</text:span> </text:p>
      <text:p text:style-name="P6">1. Full citation</text:p>
      <text:p text:style-name="P7"><text:span text:style-name="T10">Hölbl, Marko, et al. “A Systematic Review of the Use of Blockchain in Healthcare.” Symmetry, vol. 10, no. 10, 2018, p. 470, </text:span><text:a xlink:type="simple" xlink:href="https://doi.org/10.3390/sym10100470" text:style-name="Internet_20_link" text:visited-style-name="Visited_20_Internet_20_Link"><text:span text:style-name="T10">https://doi.org/10.3390/sym10100470</text:span></text:a><text:span text:style-name="T10">.</text:span></text:p>
      <text:p text:style-name="P6">2. Where did/does the author work, what else has s/he written about, and what are her/his credentials? (What is their source of credibility, or limits of credibility such as conflicts of interest)</text:p>
      <text:p text:style-name="P8"><text:span text:style-name="T11">The article was published by </text:span><text:span text:style-name="T12">Symmetry</text:span><text:span text:style-name="T13">, an international peer-reviewed research journal. </text:span></text:p>
      <text:p text:style-name="P9">Dr. Marko Höbil is currently a faculty of electrical engineering and computer science at the university of Maribor in Slovenia. He has written various papers under the topic of cryptography and privacy in computer systems.</text:p>
      <text:p text:style-name="P10">3. What are the topics of the text?</text:p>
      <text:p text:style-name="P11"><text:span text:style-name="T14">The text covers </text:span><text:span text:style-name="T15">the basis of blockchain technology and how it can fit into healthcare.</text:span></text:p>
      <text:p text:style-name="P12">4. What is the main argument of the text?</text:p>
      <text:p text:style-name="P13">The potential of blockchain technology in healthcare is significant, particularly for improving patient-centric approaches, connecting disparate systems, and enhancing the accuracy of electronic healthcare records (EHRs).</text:p>
      <text:p text:style-name="P14">5. Describe at least three ways that the argument is supported.</text:p>
      <text:list xml:id="list2097625486" text:style-name="L2">
        <text:list-item>
          <text:p text:style-name="P15">The article elaborates upon three types of blockchains, public permissionless, consortium and private. The private blockchain can allow for a more patient centric way of handling records as one needs permissions to perform transactions and view blocks. This would allow for data privacy</text:p>
        </text:list-item>
        <text:list-item>
          <text:p text:style-name="P16"><text:span text:style-name="T11">Using a decision model proposed by W</text:span><text:span text:style-name="T16">ürst and Gervais, Marko explains how blockchain technology </text:span><text:span text:style-name="T17">allows for secure and auditable data, multiple write access to single records, and an alternative to a trusted third party with the decentralized nature of the technology</text:span></text:p>
        </text:list-item>
        <text:list-item>
          <text:p text:style-name="P17"><text:span text:style-name="T17">T</text:span><text:span text:style-name="T16">he use of smart contracts will allow for more automation and dynamic behavior within medical blockchains, allowing for easier accessibility of data</text:span></text:p>
        </text:list-item>
      </text:list>
      <text:p text:style-name="P14">6. What three quotes capture the message of the text?</text:p>
      <text:list text:style-name="L3">
        <text:list-item>
          <text:p text:style-name="P18">“<text:span text:style-name="T18">A </text:span>chain of blocks that are time-stamped and linked using cryptographic hashes. These blocks are sealed in a secure and immutable manner” (3)</text:p>
        </text:list-item>
        <text:list-item>
          <text:p text:style-name="P19">“For personal medical data, the most adequate type of blockchain would be a private blockchain” (6)</text:p>
        </text:list-item>
        <text:list-item>
          <text:p text:style-name="P19">“a further use of smart contracts and the introduction of less constraining consensus algorithms would be, in our opinion, the primary area for further research and better integration of blockchain technology into healthcare” <text:span text:style-name="T19">(16)</text:span></text:p>
        </text:list-item>
      </text:list>
      <text:p text:style-name="P14">7. Additional notes</text:p>
      <text:p text:style-name="P20">The work provides basic ideas on how blockchain technology can be applied in healthcare by giving an overview on how blockchain works along with different ways to implement it. Majority of the article is focused on how blockchain works rather than how it can be applied. Another chunk of the article goes over the methodology used in the research. </text:p>
      <text:p text:style-name="P21"><text:span text:style-name="T20"/></text:p>
      <text:p text:style-name="P21"><text:span text:style-name="T21">[2] </text:span><text:span text:style-name="T20">Annotation</text:span><text:span text:style-name="T22"> </text:span></text:p>
      <text:p text:style-name="P22">1. Full citation</text:p>
      <text:p text:style-name="P23">Sanjay Kumar Jena, Ram Chandra Barik, Rojalina Priyadarshini, A systematic state-of-art review on digital identity challenges with solutions using conjugation of IOT and blockchain in healthcare, </text:p>
      <text:p text:style-name="P24"><text:span text:style-name="T10">Internet of Things, Volume 25, 2024, 101111, ISSN 2542-6605, </text:span><text:a xlink:type="simple" xlink:href="https://doi.org/10.1016/j.iot.2024.101111" text:style-name="Internet_20_link" text:visited-style-name="Visited_20_Internet_20_Link"><text:span text:style-name="T10">https://doi.org/10.1016/j.iot.2024.101111</text:span></text:a><text:span text:style-name="T10">. </text:span></text:p>
      <text:p text:style-name="P22">2. Where did/does the author work, what else has s/he written about, and what are her/his credentials? (What is their source of credibility, or limits of credibility such as conflicts of interest)</text:p>
      <text:p text:style-name="P25">The article was published in <text:span text:style-name="T23">Internet of Things; Engineering Cyber Physical Human Systems</text:span><text:span text:style-name="T9">, a peer-review journal with works from various reputable institutions like the NIST.</text:span></text:p>
      <text:p text:style-name="P26"><text:soft-page-break/><text:span text:style-name="T13">The author Sanjay Kumar Jena along with their co-authors Ram Chandra Barjk and Rojalina Priyadarshini are affiliated with the department of computer science at C.V. Raman Global University, a private institution in India. </text:span><text:span text:style-name="T24">The work references various other credible sources. </text:span></text:p>
      <text:p text:style-name="P27">3. What are the topics of the text?</text:p>
      <text:p text:style-name="P28"><text:span text:style-name="T15">T</text:span><text:span text:style-name="T14">he article covers technologies such as IoT, blockchain and digital identity. The article goes on to combine the technologies into IoTBDId (Internet of Things Blockchain and Digital Identity) and shows it applications in healthcare</text:span></text:p>
      <text:p text:style-name="P29">4. What is the main argument of the text?</text:p>
      <text:p text:style-name="P30">The main argument of the text is that the Digital Identity is a technology that will maintain privacy and security for a more advanced healthcare system allowing for better healthcare. </text:p>
      <text:p text:style-name="P31">5. Describe at least three ways that the argument is supported.</text:p>
      <text:list xml:id="list180953282743416" text:continue-list="list2097625486" text:style-name="L2">
        <text:list-item>
          <text:p text:style-name="P32">The article elaborates upon the technology of digital identity and describes it as a unique identifier in digital space. Currently, primitive versions of digital identity exist that encompass ip address, known internet accounts, behavior on the internet and others, but for a more complete digital identity and management system needs to be implemented.</text:p>
        </text:list-item>
        <text:list-item>
          <text:p text:style-name="P32">To ensure that a digital identity management system can be implemented, blockchain can allow for encrypted identities to be stored and used for unique verification. </text:p>
        </text:list-item>
        <text:list-item>
          <text:p text:style-name="P32">Another key technology is that of IoT but specifically IoMT (Internet of Medical Things). This consists of devices with sensors that allow for recording medical data such as heart rate, insulin, and other metrics of health. </text:p>
        </text:list-item>
        <text:list-item>
          <text:p text:style-name="P32">By using a combination of these IoMT devices, blockchain and digital identity, the authors propose a system where medical data can be monitored in real-time by designated physicians by using DId to sign data to a patient, blockchain for ownership of data by patient and to securely share the data with all necessary parties and IoMT devices to record the data that will be saved and shared via the blockchain.</text:p>
        </text:list-item>
        <text:list-item>
          <text:p text:style-name="P32">Such a system will allow for physicians to monitor patients from afar, keeping hospitals less crowded and potentially reducing costs for healthcare. It would also keep power in the hands of the patients by allowing them to keep control of their data.</text:p>
        </text:list-item>
      </text:list>
      <text:p text:style-name="P31">6. What three quotes capture the message of the text?</text:p>
      <text:list text:style-name="L4">
        <text:list-item>
          <text:p text:style-name="P33">“A genuinely effective identity access management system should streamline and make it easier for Information Technology (IT) personnel to manage the entity, devices, and applications in their healthcare delivery companies while also enhancing security and compliance without creating time-consuming inefficiencies” <text:span text:style-name="T25">(1)</text:span></text:p>
        </text:list-item>
        <text:list-item>
          <text:p text:style-name="P33">“The IoT and digital identity play a crucial role in the healthcare sector, enabling improved patient care, efficient operations, and secure access to medical information” <text:span text:style-name="T25">(15)</text:span></text:p>
        </text:list-item>
        <text:list-item>
          <text:p text:style-name="P33">“IoTBDId analysis report says about strong consent management that guarantees that patients have authority over their digital identities” <text:span text:style-name="T25">(17)</text:span></text:p>
        </text:list-item>
      </text:list>
      <text:p text:style-name="P31">7. Additional notes</text:p>
      <text:p text:style-name="P34"><text:span text:style-name="T11">The proposed use of IoTBDId has potential to revolutionize the way healthcare is administered. It also had the potential to medicalize different aspects of life with the use of different devices to monitor </text:span><text:span text:style-name="T26">behaviors</text:span><text:span text:style-name="T11"> and bodily metrics. For example, the article proposes the use of IoT devices such as smart fridges to track eating habits, smart couches to track sitting habits, and various other smart devices to track the way an individual lives to help physicians understand what’s wrong with patients. </text:span><text:span text:style-name="T26">This could lead to physicians having authority on aspects of life that once were not under medical jurisdiction.</text:span></text:p>
      <text:p text:style-name="P35"><text:span text:style-name="T27"/></text:p>
      <text:p text:style-name="P35"><text:span text:style-name="T28">[3] </text:span><text:span text:style-name="T13">Annotation</text:span><text:span text:style-name="T11"> </text:span></text:p>
      <text:p text:style-name="P36">1. Full citation</text:p>
      <text:p text:style-name="P35"><text:span text:style-name="T10">Kasyapa, Meenavolu S. B., and C. Vanmathi. "Blockchain Integration in Healthcare: A Comprehensive Investigation of Use Cases, Performance Issues, and Mitigation Strategies." Frontiers in Digital Health, vol. 6, 2024, </text:span><text:a xlink:type="simple" xlink:href="https://doi.org/10.3389/fdgth.2024.1359858." text:style-name="Internet_20_link" text:visited-style-name="Visited_20_Internet_20_Link"><text:span text:style-name="T10">doi:10.3389/fdgth.2024.1359858.</text:span></text:a></text:p>
      <text:p text:style-name="P36"><text:soft-page-break/>2. Where did/does the author work, what else has s/he written about, and what are her/his credentials? (What is their source of credibility, or limits of credibility such as conflicts of interest)</text:p>
      <text:p text:style-name="P37"><text:span text:style-name="T13"/></text:p>
      <text:p text:style-name="P38">3. What are the topics of the text?</text:p>
      <text:p text:style-name="P39"><text:span text:style-name="T15">C</text:span><text:span text:style-name="T14">overs blockchain with regard to EHR management, supply chain, clinical trials, and insurance claims. Covers technical challenges and potential solutions for implementation of BT</text:span></text:p>
      <text:p text:style-name="P40"><text:s text:c="2"/>4. What is the main argument of the text?</text:p>
      <text:p text:style-name="P41">The main argument is how significant blockchain technology is in transforming healthcare through secure data sharing and management. </text:p>
      <text:p text:style-name="P42">5. Describe at least three ways that the argument is supported.</text:p>
      <text:list xml:id="list180953184534330" text:continue-list="list180953282743416" text:style-name="L2">
        <text:list-item>
          <text:p text:style-name="P43">Tackles multiple ways to go about improving healthcare using blockchain. One idea proposed was the use of BT in tacking pharmaceutical drugs from productions to distribution (7). </text:p>
        </text:list-item>
        <text:list-item>
          <text:p text:style-name="P44"><text:span text:style-name="T17">H</text:span><text:span text:style-name="T16">ighlight technical challenges presented with implementing this technology, and provide solution frameworks for them, using both on and off chain solutions. </text:span></text:p>
        </text:list-item>
        <text:list-item>
          <text:p text:style-name="P45"><text:span text:style-name="T17">N</text:span><text:span text:style-name="T16">ot only within the supply chain or EHRs, but BT can help in things like Clinical trials. Clinical trials are difficult to keep track of and manager on an international scale. BT would make this easier as all trials would be on the chain, easily viewable and accessible to all (9).</text:span></text:p>
        </text:list-item>
      </text:list>
      <text:p text:style-name="P42">6. What three quotes capture the message of the text?</text:p>
      <text:list text:style-name="L5">
        <text:list-item>
          <text:p text:style-name="P46">"Stakeholders can assure the authenticity and traceability of pharmaceuticals, medical devices, and other healthcare products. This would lower the prevalence of counterfeit items in the healthcare industry, which endangers patient safety [...] BT-enabled supply chain management will record every detail of products at every stage, such as origin, manufacturing processes, quality control checks, transportation information, and more" (Kasyapa and Vanmathi 7).</text:p>
        </text:list-item>
        <text:list-item>
          <text:p text:style-name="P47">"BT enables researchers to assure data accuracy, eliminate fraud, and streamline trial processes. Furthermore, blockchain can make clinical trials more affordable for patients while improving overall traceability and transparency by saving time and effort" (Kasyapa and Vanmathi 9).</text:p>
        </text:list-item>
        <text:list-item>
          <text:p text:style-name="P47">"Since BT is implemented with an eye on genuine progress in the healthcare sector that may be challenged by adaptation. There could be a need for verified as well as strict international standards. The already defined standards may be helpful to compute the dimension and set up the data interchanged in blockchain services" (Kasyapa and Vanmathi 13).</text:p>
        </text:list-item>
      </text:list>
      <text:p text:style-name="P42">7. Additional notes</text:p>
      <text:p text:style-name="P48"><text:span text:style-name="T29">T</text:span><text:span text:style-name="T9">he work provides a view on how blockchain fits into healthcare while acknowledging the difficulties in getting it implemented. The authors emphasize the need for stakeholder collaboration to fully implement this technology and also the technical solutions needed. This paper is a good resource to refer to when looking at technical difficulties in integration of the technology. </text:span></text:p>
      <text:p text:style-name="P48"><text:span text:style-name="T20"/></text:p>
      <text:p text:style-name="P48"><text:span text:style-name="T21">[4] </text:span><text:span text:style-name="T20">Annotation</text:span><text:span text:style-name="T22"> </text:span></text:p>
      <text:p text:style-name="P49">1. Full citation</text:p>
      <text:p text:style-name="P50">Allam, A.H., Gomaa, I., Zayed, H.H. et al. IoT-based eHealth using blockchain technology: a survey. Cluster Comput 27, 7083–7110 (2024). https://doi.org/10.1007/s10586-024-04357-y</text:p>
      <text:p text:style-name="P49">2. Where did/does the author work, what else has s/he written about, and what are her/his credentials? (What is their source of credibility, or limits of credibility such as conflicts of interest)</text:p>
      <text:p text:style-name="P51"><text:span text:style-name="T13"/></text:p>
      <text:p text:style-name="P52">3. What are the topics of the text?</text:p>
      <text:p text:style-name="P53"><text:span text:style-name="T14">IoT and blockchain integration within healthcare systems. Security and privacy challenge in </text:span><text:span text:style-name="T30">eH</text:span><text:span text:style-name="T14">ealth systems. </text:span></text:p>
      <text:p text:style-name="P54"><text:s text:c="2"/>4. What is the main argument of the text?</text:p>
      <text:p text:style-name="P55">Existing IoT solutions greatly enhance healthcare delivery with remote monitoring and data collection. IoT devices are not capable of robust security protocols and therefore face security and <text:soft-page-break/>privacy concerns. Blockchain technology would allow IoT devices to safely and securely transmit data. </text:p>
      <text:p text:style-name="P56">5. Describe at least three ways that the argument is supported.</text:p>
      <text:list xml:id="list180954375782574" text:continue-list="list180953184534330" text:style-name="L2">
        <text:list-item>
          <text:p text:style-name="P57">The paper cover various existing IoT applications, such as remote patients monitoring, disease prediction, patient tracking, showing the adoption of IoT devices in healthcare</text:p>
        </text:list-item>
        <text:list-item>
          <text:p text:style-name="P57">By explaining features of blockchain such as decentralization, immutability, transparency, security, anonymity and cost-effectiveness, the paper explains how its integration can help supplement IoT devices.</text:p>
        </text:list-item>
        <text:list-item>
          <text:p text:style-name="P57">Using 110 other papers, the authors provide empirical data to help support integration of blockchain with IoT devices to improve healthcare systems. </text:p>
        </text:list-item>
      </text:list>
      <text:p text:style-name="P56">6. What three quotes capture the message of the text?</text:p>
      <text:list text:style-name="L6">
        <text:list-item>
          <text:p text:style-name="P58">"The eHealth sector has witnessed significant growth due to technological advancements, facilitating care delivery in patients' homes and moving away from traditional hospital settings" (7083).</text:p>
        </text:list-item>
        <text:list-item>
          <text:p text:style-name="P58">"Blockchain technology is being explored as a potential solution for addressing security challenges. This has led to increased interest in using blockchain to safeguard sensitive data" (7084).</text:p>
        </text:list-item>
        <text:list-item>
          <text:p text:style-name="P58">"The IoT system is made up of billions of diverse IoT devices that are often manufactured with minimal focus on security measures. IoT devices with weak security measures are vulnerable to various security risks" (7102).</text:p>
        </text:list-item>
      </text:list>
      <text:p text:style-name="P56">7. Additional notes</text:p>
      <text:p text:style-name="P59">The paper provides a detailed analysis of consensus algorithms that are more suitable for healthcare applications, specifically Proof of Elapsed Time and Stellar Consensus Protocol, as both are well suited for IoT devices. The paper does highlight a call to action, stating that practical implementations are needed to evolve these frameworks. </text:p>
      <text:p text:style-name="P59"/>
      <text:p text:style-name="P60"><text:span text:style-name="T21">[5] </text:span><text:span text:style-name="T20">Annotation</text:span><text:span text:style-name="T22"> </text:span></text:p>
      <text:p text:style-name="P61">1. Full citation</text:p>
      <text:p text:style-name="P62">Khan F. Emerging Trends and Challenges of IoT in Smart Healthcare Systems, Smart Cities and Education. Sensors. 2024; 24(17):5735. https://doi.org/10.3390/s24175735</text:p>
      <text:p text:style-name="P61">2. Where did/does the author work, what else has s/he written about, and what are her/his credentials? (What is their source of credibility, or limits of credibility such as conflicts of interest)</text:p>
      <text:p text:style-name="P63"><text:span text:style-name="T13"/></text:p>
      <text:p text:style-name="P64">3. What are the topics of the text?</text:p>
      <text:p text:style-name="P65">Covers topics such as IoT applications in healthcare systems, smart cities and education systems. Also brings up Cybersecurity challenges and solutions. </text:p>
      <text:p text:style-name="P66"><text:s text:c="2"/>4. What is the main argument of the text?</text:p>
      <text:p text:style-name="P65">The main argument of the text is that IoT devices need to be integrated with other modern technologies like blockchain. These integrations can greatly increase security, efficiency and service delivery. Not only blockchain but also the integration of AI can greatly improve the usability of these IoT devices. IoT devices are increasingly becoming more prevalent in every field, it is important to supplement them with other technologies to increase their performance and reliability. </text:p>
      <text:p text:style-name="P67">5. Describe at least three ways that the argument is supported.</text:p>
      <text:list xml:id="list180954366648972" text:continue-list="list180954375782574" text:style-name="L2">
        <text:list-item>
          <text:p text:style-name="P68">The scale of the challenges that currently exist was highlighted by using Covi-19 data, where over 700 million people were infected and over 7 million died (1). IoT solutions can greatly help with monitoring and using technologies such as AI, preventive steps can be taken through predictions. </text:p>
        </text:list-item>
        <text:list-item>
          <text:p text:style-name="P68">Paper also highlights existing cybersecurity threats, that almost half of the working class faced cybersecurity threats In the form of phishing attacks (2). </text:p>
        </text:list-item>
        <text:list-item>
          <text:p text:style-name="P68">Presents 13 papers that showcase studies of IoT applications in various fields</text:p>
        </text:list-item>
      </text:list>
      <text:p text:style-name="P67">6. What three quotes capture the message of the text?</text:p>
      <text:list text:style-name="L7">
        <text:list-item>
          <text:p text:style-name="P69"><text:soft-page-break/>"IoT in healthcare, along with blockchain, is the most important and has many advantages, including improved security, decentralization and privacy" <text:span text:style-name="T31">(1)</text:span>.</text:p>
        </text:list-item>
        <text:list-item>
          <text:p text:style-name="P69">"After COVID-19, IoT is considered a backbone for the healthcare system as well as for other institutions like the education system" <text:span text:style-name="T31">(1)</text:span>.</text:p>
        </text:list-item>
        <text:list-item>
          <text:p text:style-name="P69">"Many fields related to COVID-19 data analysis, like AI along with IoT, blockchain, machine learning and deep learning, collectively combatted COVID-19" <text:span text:style-name="T31">(1)</text:span>.</text:p>
        </text:list-item>
      </text:list>
      <text:p text:style-name="P67">7. Additional notes</text:p>
      <text:p text:style-name="P70"><text:span text:style-name="T26">T</text:span><text:span text:style-name="T11">his paper is a quick overview of current challenges with IoT implementation and how they are already implemented. It primarily focuses of how Covid-19 was a catalyst for mass adoption of IoT devices in various fields. The paper does not go much in depth but rather summarizes the work of others. </text:span></text:p>
      <text:p text:style-name="P70"><text:span text:style-name="T11"/></text:p>
      <text:p text:style-name="P71"><text:span text:style-name="T21">[</text:span><text:span text:style-name="T32">6</text:span><text:span text:style-name="T21">] </text:span><text:span text:style-name="T20">Annotation</text:span><text:span text:style-name="T22"> </text:span></text:p>
      <text:p text:style-name="P72">1. Full citation</text:p>
      <text:p text:style-name="P73">Almalki, J. State-of-the-Art Research in Blockchain of Things for HealthCare. Arab J Sci Eng 49, 3163–3191 (2024). https://doi.org/10.1007/s13369-023-07896-5</text:p>
      <text:p text:style-name="P72">2. Where did/does the author work, what else has s/he written about, and what are her/his credentials? (What is their source of credibility, or limits of credibility such as conflicts of interest)</text:p>
      <text:p text:style-name="P74"><text:span text:style-name="T13"/></text:p>
      <text:p text:style-name="P75">3. What are the topics of the text?</text:p>
      <text:p text:style-name="P76">IoT and blockchain integration in healthcare with technical architectures and implementations. </text:p>
      <text:p text:style-name="P77"><text:s text:c="2"/>4. What is the main argument of the text?</text:p>
      <text:p text:style-name="P76">The main argument of the text is that even though IoT devices have been integrated ,and that blockchain integration will allow for various new opportunities for healthcare application, there are several challenges that remain. Until a full “Blockchain of Things” is realized, critical challenges need to be addressed (3181) .</text:p>
      <text:p text:style-name="P78">5. Describe at least three ways that the argument is supported.</text:p>
      <text:list xml:id="list180954302473970" text:continue-list="list180954366648972" text:style-name="L2">
        <text:list-item>
          <text:p text:style-name="P79">The paper highlights technical challenges such as resource constraints of IoT, scalability issues, security vulnerabilities and Data management complexities. </text:p>
        </text:list-item>
        <text:list-item>
          <text:p text:style-name="P79">To demonstrate the capabilities of “Blockchain of Things”, the article dives into existing implementations in healthcare. “Hospital and medicine management”, “mHealth blockchain” and “data storage” are some examples provided in the text. The text then goes onto explain existing limitations with these implementations. </text:p>
        </text:list-item>
        <text:list-item>
          <text:p text:style-name="P79">One of the critical challenges that needs to be addressed is privacy vs transparency. Many industries require transparency in their operations to improve trust, and blockchain is suitable for this. When it comes to fetching data in IoT platforms like eHealth, transparency is also important, but with the transparency customer privacy is compromised (3184).</text:p>
        </text:list-item>
        <text:list-item>
          <text:p text:style-name="P79">Another critical difficulty presented here is that o<text:span text:style-name="T1">f</text:span> scalability. Blockchain transactions can be timely, and this transaction per second measurement is a useful one when measure scalability. For reference, the article brings up Bitcoin and how it has about 7 transactions per second while VISA can handle 2000+. When sharing data using multiple IoT devices, this limitation can add up and slow down the entire system. </text:p>
        </text:list-item>
      </text:list>
      <text:p text:style-name="P78">6. What three quotes capture the message of the text?</text:p>
      <text:list text:style-name="L8">
        <text:list-item>
          <text:p text:style-name="P80">"Blockchain can significantly affect health service effectiveness and prices by giving patients full ownership over their prior health files, comprising records, financial information, lab results, x-rays and sign checks" <text:span text:style-name="T33">(</text:span>3169<text:span text:style-name="T33">)</text:span></text:p>
        </text:list-item>
        <text:list-item>
          <text:p text:style-name="P80">"Due to recent technological advancements in IoT, the connectivity has allowed the access of patient information, safe medication monitoring, hospital resources, and intelligent devices which have promoted with blockchain-driven healthcare" <text:span text:style-name="T33">(</text:span>3169<text:span text:style-name="T33">)</text:span></text:p>
        </text:list-item>
        <text:list-item>
          <text:p text:style-name="P80">"Critical industries like banking requires the transaction openness. Blockchain is a suitable solution to achieve this. However, while fetching data from the IoT platforms, like eHealth <text:soft-page-break/>that are enabled with blockchain, there are chances for the customer privacy compromise" <text:span text:style-name="T33">(</text:span>p.3184<text:span text:style-name="T33">)</text:span>.</text:p>
        </text:list-item>
      </text:list>
      <text:p text:style-name="P78">7. Additional notes</text:p>
      <text:p text:style-name="P81">Unlike other papers, this paper mostly focuses on the limitations of existing technologies we have. Some other papers like [2] propose solutions that can address these issues, such as the one of transparency vs privacy with the use of Digital Identity. The paper highlights the importance of a lightweight solution due to the limitations of IoT and Blockchain. </text:p>
      <text:p text:style-name="P82"><text:span text:style-name="T11"/></text:p>
      <text:p text:style-name="P83"><text:span text:style-name="T21">[</text:span><text:span text:style-name="T34">7</text:span><text:span text:style-name="T21">] </text:span><text:span text:style-name="T20">Annotation</text:span><text:span text:style-name="T22"> </text:span></text:p>
      <text:p text:style-name="P84">1. Full citation</text:p>
      <text:p text:style-name="P84"/>
      <text:p text:style-name="P84">2. Where did/does the author work, what else has s/he written about, and what are her/his credentials? (What is their source of credibility, or limits of credibility such as conflicts of interest)</text:p>
      <text:p text:style-name="P85"><text:span text:style-name="T13"/></text:p>
      <text:p text:style-name="P86">3. What are the topics of the text?</text:p>
      <text:p text:style-name="P87"><text:s/></text:p>
      <text:p text:style-name="P88"><text:s text:c="2"/>4. What is the main argument of the text?</text:p>
      <text:p text:style-name="P87"/>
      <text:p text:style-name="P89">5. Describe at least three ways that the argument is supported.</text:p>
      <text:list text:continue-list="list180954302473970" text:style-name="L2">
        <text:list-item>
          <text:p text:style-name="P90"/>
        </text:list-item>
      </text:list>
      <text:p text:style-name="P89">6. What three quotes capture the message of the text?</text:p>
      <text:list text:style-name="L9">
        <text:list-item>
          <text:p text:style-name="P91"/>
        </text:list-item>
      </text:list>
      <text:p text:style-name="P89">7. Additional notes</text:p>
      <text:p text:style-name="P92"><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face style:name="Noto Serif CJK SC" svg:font-family="'Noto Serif CJK SC'" style:font-family-generic="system" style:font-pitch="variable"/>
    <style:font-face style:name="Noto Serif1"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1"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1"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5T18:09:25.524366092</meta:creation-date>
    <dc:date>2024-11-23T18:09:51.683620703</dc:date>
    <meta:editing-duration>PT3H26M28S</meta:editing-duration>
    <meta:editing-cycles>36</meta:editing-cycles>
    <meta:generator>LibreOffice/24.8.3.2$Linux_X86_64 LibreOffice_project/480$Build-2</meta:generator>
    <meta:document-statistic meta:table-count="0" meta:image-count="0" meta:object-count="0" meta:page-count="7" meta:paragraph-count="141" meta:word-count="3468" meta:character-count="22325" meta:non-whitespace-character-count="18989"/>
  </office:meta>
</office:document-meta>
</file>